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mo" svg:font-family="Arimo"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3faf46" draw:textarea-horizontal-align="justify" draw:textarea-vertical-align="middle" draw:auto-grow-height="false" fo:min-height="2.191cm" fo:min-width="3.68cm" fo:wrap-option="no-wrap"/>
    </style:style>
    <style:style style:name="gr2" style:family="graphic" style:parent-style-name="standard">
      <style:graphic-properties draw:stroke="none" draw:fill-color="#b2b2b2" draw:textarea-horizontal-align="justify" draw:textarea-vertical-align="middle" draw:auto-grow-height="false" fo:min-height="1.126cm" fo:min-width="8.156cm"/>
    </style:style>
    <style:style style:name="gr3" style:family="graphic" style:parent-style-name="standard">
      <style:graphic-properties draw:stroke="none" draw:fill-color="#ff0000" draw:textarea-horizontal-align="justify" draw:textarea-vertical-align="middle" draw:auto-grow-height="false" fo:min-height="0.016cm" fo:min-width="0cm"/>
    </style:style>
    <style:style style:name="gr4" style:family="graphic" style:parent-style-name="standard">
      <style:graphic-properties draw:stroke="none" draw:fill-color="#ff0000" draw:textarea-horizontal-align="justify" draw:textarea-vertical-align="middle" draw:auto-grow-height="false" fo:min-height="0.016cm" fo:min-width="0cm"/>
      <style:paragraph-properties style:writing-mode="lr-tb"/>
    </style:style>
    <style:style style:name="gr5" style:family="graphic" style:parent-style-name="standard">
      <style:graphic-properties draw:stroke="none" draw:fill-color="#ff0000" draw:textarea-horizontal-align="justify" draw:textarea-vertical-align="middle" draw:auto-grow-height="false" fo:min-height="0.017cm" fo:min-width="0cm"/>
      <style:paragraph-properties style:writing-mode="lr-tb"/>
    </style:style>
    <style:style style:name="gr6" style:family="graphic" style:parent-style-name="standard">
      <style:graphic-properties draw:stroke="none" draw:fill-color="#ff0000" draw:textarea-horizontal-align="justify" draw:textarea-vertical-align="middle" draw:auto-grow-height="false" fo:min-height="0.017cm" fo:min-width="0cm"/>
    </style:style>
    <style:style style:name="gr7" style:family="graphic" style:parent-style-name="Arrow_20_Line">
      <style:graphic-properties draw:textarea-vertical-align="middle"/>
      <style:paragraph-properties style:writing-mode="lr-tb"/>
    </style:style>
    <style:style style:name="gr8" style:family="graphic">
      <style:graphic-properties style:protect="size"/>
    </style:style>
    <style:style style:name="pr1" style:family="presentation" style:parent-style-name="Default-notes">
      <style:graphic-properties draw:fill-color="#ffffff" fo:min-height="12.572cm"/>
      <style:paragraph-properties style:writing-mode="lr-tb"/>
    </style:style>
    <style:style style:name="P1" style:family="paragraph">
      <loext:graphic-properties draw:fill-color="#3faf46"/>
      <style:paragraph-properties fo:text-align="center"/>
    </style:style>
    <style:style style:name="P2" style:family="paragraph">
      <loext:graphic-properties draw:fill-color="#b2b2b2"/>
      <style:paragraph-properties fo:text-align="center"/>
    </style:style>
    <style:style style:name="P3" style:family="paragraph">
      <loext:graphic-properties draw:fill-color="#ff0000"/>
      <style:paragraph-properties fo:text-align="center"/>
    </style:style>
    <style:style style:name="P4" style:family="paragraph">
      <loext:graphic-properties draw:fill-color="#ff0000"/>
      <style:paragraph-properties fo:text-align="center"/>
      <style:text-properties fo:font-weight="bold"/>
    </style:style>
    <style:style style:name="P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6" style:family="paragraph">
      <style:paragraph-properties fo:text-align="center"/>
    </style:style>
    <style:style style:name="P7" style:family="paragraph">
      <loext:graphic-properties draw:fill-color="#ffffff"/>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custom-shape draw:style-name="gr1" draw:text-style-name="P1" draw:layer="layout" svg:width="6.398cm" svg:height="3.763cm" draw:transform="rotate (-0.137008346281554) translate (1.415cm -0.50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8.656cm" svg:height="1.376cm" svg:x="0cm" svg:y="2.4cm">
          <text:p/>
          <draw:enhanced-geometry svg:viewBox="0 0 21600 21600" draw:type="rectangle" draw:enhanced-path="M 0 0 L 21600 0 21600 21600 0 21600 0 0 Z N"/>
        </draw:custom-shape>
        <draw:custom-shape draw:style-name="gr3" draw:text-style-name="P3" draw:layer="layout" svg:width="0.376cm" svg:height="0.376cm" svg:x="3.387cm" svg:y="1.9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376cm" svg:height="0.376cm" svg:x="3.389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376cm" svg:height="0.376cm" svg:x="3.685cm" svg:y="1.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0.376cm" svg:height="0.376cm" svg:x="3.833cm" svg:y="1.628cm">
          <text:p text:style-name="P6"/>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377cm" svg:height="0.376cm" svg:x="4.129cm" svg:y="1.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376cm" svg:height="0.376cm" svg:x="4.131cm" svg:y="1.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377cm" svg:height="0.376cm" svg:x="4.427cm" svg:y="1.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0.377cm" svg:height="0.377cm" svg:x="4.575cm" svg:y="1.6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376cm" svg:height="0.376cm" svg:x="4.131cm" svg:y="1.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377cm" svg:height="0.376cm" svg:x="4.132cm" svg:y="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0.376cm" svg:height="0.377cm" svg:x="4.429cm" svg:y="1.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0.376cm" svg:height="0.376cm" svg:x="4.577cm" svg:y="1.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377cm" svg:height="0.376cm" svg:x="2.649cm" svg:y="1.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376cm" svg:height="0.376cm" svg:x="2.651cm" svg:y="1.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376cm" svg:height="0.376cm" svg:x="2.947cm" svg:y="1.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0.376cm" svg:height="0.376cm" svg:x="3.387cm" svg:y="2.0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376cm" svg:height="0.376cm" svg:x="2.353cm" svg:y="2.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377cm" svg:height="0.376cm" svg:x="2.354cm" svg:y="1.6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0.376cm" svg:height="0.377cm" svg:x="2.651cm" svg:y="2.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0.376cm" svg:height="0.376cm" svg:x="2.799cm" svg:y="1.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376cm" svg:height="0.376cm" svg:x="4.872cm" svg:y="1.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376cm" svg:height="0.376cm" svg:x="4.873cm" svg:y="1.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0.377cm" svg:height="0.377cm" svg:x="5.169cm" svg:y="1.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0.376cm" svg:height="0.376cm" svg:x="5.318cm" svg:y="1.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376cm" svg:height="0.376cm" draw:transform="rotate (-2.81032916156127) translate (6.476cm 1.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0.377cm" svg:height="0.377cm" draw:transform="rotate (-2.81032916156127) translate (6.629cm 2.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376cm" svg:height="0.376cm" draw:transform="rotate (-2.81032916156127) translate (6.19cm 2.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0.377cm" svg:height="0.376cm" draw:transform="rotate (-2.81032916156127) translate (6.167cm 2.3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0.376cm" svg:height="0.377cm" draw:transform="rotate (-2.81032916156127) translate (5.141cm 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377cm" svg:height="0.376cm" draw:transform="rotate (-2.81032916156127) translate (5.294cm 1.0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0.376cm" svg:height="0.377cm" draw:transform="rotate (-2.81032916156127) translate (4.855cm 0.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0.377cm" svg:height="0.377cm" draw:transform="rotate (-2.81032916156127) translate (4.832cm 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376cm" svg:height="0.376cm" draw:transform="rotate (-2.81032916156127) translate (6.03cm 1.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0.377cm" svg:height="0.377cm" draw:transform="rotate (-2.81032916156127) translate (6.183cm 1.4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376cm" svg:height="0.376cm" draw:transform="rotate (-2.81032916156127) translate (5.744cm 1.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0.377cm" svg:height="0.376cm" draw:transform="rotate (-2.81032916156127) translate (5.721cm 1.4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377cm" svg:height="0.376cm" draw:transform="rotate (-2.81032916156127) translate (6.475cm 1.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0.376cm" svg:height="0.377cm" draw:transform="rotate (-2.81032916156127) translate (6.627cm 2.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377cm" svg:height="0.376cm" draw:transform="rotate (-2.81032916156127) translate (6.189cm 2.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0.376cm" svg:height="0.376cm" draw:transform="rotate (-2.81032916156127) translate (6.165cm 2.343cm)">
          <text:p/>
          <draw:enhanced-geometry svg:viewBox="0 0 21600 21600" draw:glue-points="10800 0 3163 3163 0 10800 3163 18437 10800 21600 18437 18437 21600 10800 18437 3163" draw:text-areas="3163 3163 18437 18437" draw:type="ellipse" draw:enhanced-path="U 10800 10800 10800 10800 0 360 Z N"/>
        </draw:custom-shape>
        <draw:measure draw:style-name="gr7" draw:text-style-name="P6" draw:layer="measurelines" svg:x1="0.762cm" svg:y1="3.876cm" svg:x2="7.874cm" svg:y2="3.876cm">
          <text:p text:style-name="P5"><text:span text:style-name="T1"><text:measure text:kind="gap"/></text:span><text:span text:style-name="T1">OBA</text:span></text:p>
        </draw:measure>
        <presentation:notes draw:style-name="dp2">
          <draw:page-thumbnail draw:style-name="gr8" draw:layer="layout" svg:width="18.624cm" svg:height="10.476cm" svg:x="1.482cm" svg:y="2.123cm" draw:page-number="1" presentation:class="page"/>
          <draw:frame presentation:style-name="pr1"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mo" svg:font-family="Arimo"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initial-creator>Stefan Rödiger</meta:initial-creator>
    <meta:creation-date>2020-05-05T09:23:30.846789366</meta:creation-date>
    <dc:date>2020-05-05T09:35:33.320679468</dc:date>
    <dc:creator>Stefan Rödiger</dc:creator>
    <meta:editing-duration>PT1M32S</meta:editing-duration>
    <meta:editing-cycles>2</meta:editing-cycles>
    <meta:generator>LibreOffice/6.4.3.2$Linux_X86_64 LibreOffice_project/40$Build-2</meta:generator>
    <meta:document-statistic meta:object-count="66"/>
  </office:meta>
</office:document-meta>
</file>